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66b" officeooo:paragraph-rsid="000f3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ntender uso do map no React e keys:</text:p>
      <text:p text:style-name="P1"/>
      <text:p text:style-name="P1"><text:a xlink:type="simple" xlink:href="https://www.devmedia.com.br/react-js-utilizando-o-metodo-map/42902" text:style-name="Internet_20_link" text:visited-style-name="Visited_20_Internet_20_Link">https://www.devmedia.com.br/react-js-utilizando-o-metodo-map/42902</text:a></text:p>
      <text:p text:style-name="P1"/>
      <text:p text:style-name="P1"><text:a xlink:type="simple" xlink:href="https://pt-br.reactjs.org/docs/lists-and-keys.html#keys" text:style-name="Internet_20_link" text:visited-style-name="Visited_20_Internet_20_Link">https://pt-br.reactjs.org/docs/lists-and-keys.html#keys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2T21:39:52.901107793</meta:creation-date>
    <dc:date>2022-04-03T00:15:54.084330426</dc:date>
    <meta:editing-duration>PT25M51S</meta:editing-duration>
    <meta:editing-cycles>1</meta:editing-cycles>
    <meta:document-statistic meta:table-count="0" meta:image-count="0" meta:object-count="0" meta:page-count="1" meta:paragraph-count="3" meta:word-count="11" meta:character-count="162" meta:non-whitespace-character-count="154"/>
    <meta:generator>LibreOffice/6.4.7.2$Linux_X86_64 LibreOffice_project/40$Build-2</meta:generator>
  </office:meta>
</office:document-meta>
</file>